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404e" officeooo:paragraph-rsid="0001404e"/>
    </style:style>
    <style:style style:name="P2" style:family="paragraph" style:parent-style-name="Standard" style:list-style-name="L2">
      <style:text-properties officeooo:rsid="0001404e" officeooo:paragraph-rsid="0001404e"/>
    </style:style>
    <style:style style:name="P3" style:family="paragraph" style:parent-style-name="Standard">
      <style:text-properties officeooo:rsid="0001404e" officeooo:paragraph-rsid="0001404e"/>
    </style:style>
    <style:style style:name="P4" style:family="paragraph" style:parent-style-name="Standard">
      <style:text-properties officeooo:rsid="000363e6" officeooo:paragraph-rsid="000363e6"/>
    </style:style>
    <style:style style:name="P5" style:family="paragraph" style:parent-style-name="Standard" style:list-style-name="L3">
      <style:text-properties officeooo:rsid="000363e6" officeooo:paragraph-rsid="000363e6"/>
    </style:style>
    <style:style style:name="T1" style:family="text">
      <style:text-properties officeooo:rsid="00036bbb"/>
    </style:style>
    <style:style style:name="T2" style:family="text">
      <style:text-properties officeooo:rsid="00041d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13695963" text:style-name="L1">
        <text:list-item>
          <text:p text:style-name="P1">Zrobić przesuwane podekrany z levelami</text:p>
        </text:list-item>
      </text:list>
      <text:list xml:id="list2674282966" text:style-name="L2">
        <text:list-item>
          <text:p text:style-name="P2">zrobić grid container z levelami</text:p>
        </text:list-item>
        <text:list-item>
          <text:p text:style-name="P2">zrobić ikonki leveli które po kliknięciu przekierowują do levela</text:p>
        </text:list-item>
      </text:list>
      <text:p text:style-name="P3"/>
      <text:p text:style-name="P4">Żeby dodać nowy level screen do gry trzeba:</text:p>
      <text:list xml:id="list120288119" text:style-name="L3">
        <text:list-item>
          <text:p text:style-name="P5">stworzyć scenę nowego level screena<text:span text:style-name="T1">(ma dziedziczyć po level_screen I mieć nr_screen)</text:span></text:p>
        </text:list-item>
        <text:list-item>
          <text:p text:style-name="P5">dodać scenę do nołda Levels</text:p>
        </text:list-item>
        <text:list-item>
          <text:p text:style-name="P5">inkrementować w autoloadzie ilość ekranów</text:p>
        </text:list-item>
        <text:list-item>
          <text:p text:style-name="P5">w skrypcie do levels <text:span text:style-name="T2">odpowiednio</text:span> zmienić funkcję przesuwającą w lewo I w praw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1-03-20T18:29:15.462000000</dc:date>
    <meta:editing-duration>PT29M13S</meta:editing-duration>
    <meta:editing-cycles>5</meta:editing-cycles>
    <meta:document-statistic meta:table-count="0" meta:image-count="0" meta:object-count="0" meta:page-count="1" meta:paragraph-count="8" meta:word-count="68" meta:character-count="420" meta:non-whitespace-character-count="367"/>
  </office:meta>
</office:document-meta>
</file>